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🎤</text:span><text:span text:style-name="T3"><text:s/>Elevator Pitch</text:span></text:p>
      <text:p text:style-name="Standard">Dieses Projekt ist ein Backend für eine einfache Social-Media-Plattform.<text:line-break/>Benutzer können erstellt werden, Beiträge verfassen<text:s/>und<text:s/>kommentieren.<text:line-break/>Alle Funktionen werden über eine REST-API bereitgestellt und ohne Frontend über HTTP-Requests getestet.<text:line-break/>Die Daten werden validiert, persistent gespeichert und sind vollständig testbar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n Arandjelovic</meta:initial-creator>
    <dc:creator>Alen Arandjelovic</dc:creator>
    <meta:creation-date>2026-01-23T10:47:00Z</meta:creation-date>
    <dc:date>2026-01-23T10:49:00Z</dc:date>
    <meta:template xlink:href="Normal.dotm" xlink:type="simple"/>
    <meta:editing-cycles>1</meta:editing-cycles>
    <meta:editing-duration>PT0S</meta:editing-duration>
    <meta:document-statistic meta:page-count="1" meta:paragraph-count="1" meta:word-count="51" meta:character-count="346" meta:row-count="2" meta:non-whitespace-character-count="296"/>
  </office:meta>
</office:document-meta>
</file>